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0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Unit Price (1)</text:p>
          </table:table-cell>
          <table:table-cell table:style-name="ce1" office:value-type="string">
            <text:p>Unit price (100)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Price 1</text:p>
          </table:table-cell>
          <table:table-cell table:style-name="ce1" office:value-type="string">
            <text:p>Price 100</text:p>
          </table:table-cell>
          <table:table-cell table:style-name="ce1" office:value-type="string">
            <text:p>Product lin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p amp</text:p>
          </table:table-cell>
          <table:table-cell table:number-columns-repeated="9"/>
        </table:table-row>
        <table:table-row table:style-name="ro2">
          <table:table-cell office:value-type="string">
            <text:p>3MO resistor (3x 1MO)</text:p>
          </table:table-cell>
          <table:table-cell office:value-type="float" office:value="3">
            <text:p>3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3]*[.C3]" office:value-type="float" office:value="0.621">
            <text:p>0.621</text:p>
          </table:table-cell>
          <table:table-cell table:formula="of:=[.D3]*[.B3]" office:value-type="float" office:value="0.426">
            <text:p>0.426</text:p>
          </table:table-cell>
          <table:table-cell office:value-type="string">
            <text:p>http://www2.mouser.com/ProductDetail/Welwyn-Components-TT-electronics/PCF0805R-1M0BT1/?qs=sGAEpiMZZMtlubZbdhIBIIu1V%252b3wZrAJg%2f8ywdSL82E%3d</text:p>
          </table:table-cell>
          <table:table-cell table:number-columns-repeated="2"/>
        </table:table-row>
        <table:table-row table:style-name="ro1">
          <table:table-cell office:value-type="string">
            <text:p>390k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4]*[.C4]" office:value-type="float" office:value="0.48">
            <text:p>0.48</text:p>
          </table:table-cell>
          <table:table-cell table:formula="of:=[.D4]*[.B4]" office:value-type="float" office:value="0.095">
            <text:p>0.095</text:p>
          </table:table-cell>
          <table:table-cell office:value-type="string">
            <text:p>http://www2.mouser.com/ProductDetail/Panasonic/ERA-6AEB394V/?qs=sGAEpiMZZMu61qfTUdNhG30u3hgzjZBwgT0qek0OrPg%3d</text:p>
          </table:table-cell>
          <table:table-cell table:number-columns-repeated="2"/>
        </table:table-row>
        <table:table-row table:style-name="ro1">
          <table:table-cell office:value-type="string">
            <text:p>130k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5]*[.C5]" office:value-type="float" office:value="0.207">
            <text:p>0.207</text:p>
          </table:table-cell>
          <table:table-cell table:formula="of:=[.D5]*[.B5]" office:value-type="float" office:value="0.142">
            <text:p>0.142</text:p>
          </table:table-cell>
          <table:table-cell office:value-type="string">
            <text:p>http://www2.mouser.com/ProductDetail/Welwyn-Components-TT-electronics/PCF0805R-130KBT1/?qs=sGAEpiMZZMu61qfTUdNhGy5ve0cD4tVsmSj%252bJI0qHyU%3d</text:p>
          </table:table-cell>
          <table:table-cell table:number-columns-repeated="2"/>
        </table:table-row>
        <table:table-row table:style-name="ro1">
          <table:table-cell office:value-type="string">
            <text:p>16k resistor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6]*[.C6]" office:value-type="float" office:value="0.48">
            <text:p>0.48</text:p>
          </table:table-cell>
          <table:table-cell table:formula="of:=[.D6]*[.B6]" office:value-type="float" office:value="0.095">
            <text:p>0.095</text:p>
          </table:table-cell>
          <table:table-cell office:value-type="string">
            <text:p>http://www2.mouser.com/ProductDetail/Panasonic/ERA-6AEB163V/?qs=sGAEpiMZZMtlubZbdhIBIK8nywws5AKnY2CK4RHCG5o%3d</text:p>
          </table:table-cell>
          <table:table-cell table:number-columns-repeated="2"/>
        </table:table-row>
        <table:table-row table:style-name="ro1">
          <table:table-cell office:value-type="string">
            <text:p>4.7micro cap (TODO DIFF VALS)</text:p>
          </table:table-cell>
          <table:table-cell office:value-type="float" office:value="5">
            <text:p>5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 office:value-type="string">
            <text:p>0.1%, 2012</text:p>
          </table:table-cell>
          <table:table-cell table:formula="of:=[.B7]*[.C7]" office:value-type="float" office:value="0.325">
            <text:p>0.325</text:p>
          </table:table-cell>
          <table:table-cell table:formula="of:=[.D7]*[.B7]" office:value-type="float" office:value="0.2">
            <text:p>0.2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2">
          <table:table-cell table:style-name="ce3" office:value-type="string">
            <text:p>op amp</text:p>
          </table:table-cell>
          <table:table-cell office:value-type="float" office:value="1">
            <text:p>1</text:p>
          </table:table-cell>
          <table:table-cell office:value-type="float" office:value="2.52">
            <text:p>2.52</text:p>
          </table:table-cell>
          <table:table-cell office:value-type="float" office:value="1.83">
            <text:p>1.83</text:p>
          </table:table-cell>
          <table:table-cell/>
          <table:table-cell table:formula="of:=[.B8]*[.C8]" office:value-type="float" office:value="2.52">
            <text:p>2.52</text:p>
          </table:table-cell>
          <table:table-cell table:formula="of:=[.D8]*[.B8]" office:value-type="float" office:value="1.83">
            <text:p>1.83</text:p>
          </table:table-cell>
          <table:table-cell office:value-type="string">
            <text:p>http://www2.mouser.com/ProductDetail/Analog-Devices/AD8546ARMZ/?qs=sGAEpiMZZMvtNjJQt4UgLalm6EXZly%2fyUbyp8TEAGcc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9]*[.C9]" office:value-type="float" office:value="0">
            <text:p>0</text:p>
          </table:table-cell>
          <table:table-cell table:formula="of:=[.D9]*[.B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hotodiode</text:p>
          </table:table-cell>
          <table:table-cell table:number-columns-repeated="3"/>
          <table:table-cell/>
          <table:table-cell table:formula="of:=[.B10]*[.C10]" office:value-type="float" office:value="0">
            <text:p>0</text:p>
          </table:table-cell>
          <table:table-cell table:formula="of:=[.D10]*[.B10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hotodiode</text:p>
          </table:table-cell>
          <table:table-cell office:value-type="float" office:value="4">
            <text:p>4</text:p>
          </table:table-cell>
          <table:table-cell office:value-type="float" office:value="0.622">
            <text:p>0.622</text:p>
          </table:table-cell>
          <table:table-cell office:value-type="float" office:value="0.349">
            <text:p>0.349</text:p>
          </table:table-cell>
          <table:table-cell office:value-type="string">
            <text:p>Bulk price is for 500</text:p>
          </table:table-cell>
          <table:table-cell table:formula="of:=[.B11]*[.C11]" office:value-type="float" office:value="2.488">
            <text:p>2.488</text:p>
          </table:table-cell>
          <table:table-cell table:formula="of:=[.D11]*[.B11]" office:value-type="float" office:value="1.396">
            <text:p>1.396</text:p>
          </table:table-cell>
          <table:table-cell office:value-type="string">
            <text:p>http://www2.mouser.com/ProductDetail/Vishay/VEMD2523SLX01/?qs=%2fha2pyFadujTH2Zmb%252b%252bhcqjcb2nl%252b046asBWdUbcKkmVUEWgyIpg1w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2]*[.C12]" office:value-type="float" office:value="0">
            <text:p>0</text:p>
          </table:table-cell>
          <table:table-cell table:formula="of:=[.D12]*[.B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Microcontroller</text:p>
          </table:table-cell>
          <table:table-cell table:number-columns-repeated="3"/>
          <table:table-cell/>
          <table:table-cell table:formula="of:=[.B13]*[.C13]" office:value-type="float" office:value="0">
            <text:p>0</text:p>
          </table:table-cell>
          <table:table-cell table:formula="of:=[.D13]*[.B13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attiny1634</text:p>
          </table:table-cell>
          <table:table-cell office:value-type="float" office:value="1">
            <text:p>1</text:p>
          </table:table-cell>
          <table:table-cell office:value-type="float" office:value="2.52">
            <text:p>2.52</text:p>
          </table:table-cell>
          <table:table-cell office:value-type="float" office:value="1">
            <text:p>1</text:p>
          </table:table-cell>
          <table:table-cell office:value-type="string">
            <text:p>rough</text:p>
          </table:table-cell>
          <table:table-cell table:formula="of:=[.B14]*[.C14]" office:value-type="float" office:value="2.52">
            <text:p>2.52</text:p>
          </table:table-cell>
          <table:table-cell table:formula="of:=[.D14]*[.B14]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15]*[.C15]" office:value-type="float" office:value="0.153">
            <text:p>0.153</text:p>
          </table:table-cell>
          <table:table-cell table:formula="of:=[.D15]*[.B15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16]*[.C16]" office:value-type="float" office:value="0">
            <text:p>0</text:p>
          </table:table-cell>
          <table:table-cell table:formula="of:=[.D16]*[.B1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oost regulator</text:p>
          </table:table-cell>
          <table:table-cell table:number-columns-repeated="3"/>
          <table:table-cell/>
          <table:table-cell table:formula="of:=[.B17]*[.C17]" office:value-type="float" office:value="0">
            <text:p>0</text:p>
          </table:table-cell>
          <table:table-cell table:formula="of:=[.D17]*[.B17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LV61220DBVR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  <table:table-cell office:value-type="float" office:value="0.866">
            <text:p>0.866</text:p>
          </table:table-cell>
          <table:table-cell/>
          <table:table-cell table:formula="of:=[.B18]*[.C18]" office:value-type="float" office:value="1.23">
            <text:p>1.23</text:p>
          </table:table-cell>
          <table:table-cell table:formula="of:=[.D18]*[.B18]" office:value-type="float" office:value="0.866">
            <text:p>0.866</text:p>
          </table:table-cell>
          <table:table-cell office:value-type="string">
            <text:p>http://www2.mouser.com/ProductDetail/Texas-Instruments/TLV61220DBVR/?qs=sGAEpiMZZMtitjHzVIkrqaqu%2fJnXQrBYaVKR0s6lKnc%3d</text:p>
          </table:table-cell>
          <table:table-cell table:number-columns-repeated="2"/>
        </table:table-row>
        <table:table-row table:style-name="ro2">
          <table:table-cell office:value-type="string">
            <text:p>4.7micro cap (TODO DIFF VALS)</text:p>
          </table:table-cell>
          <table:table-cell office:value-type="float" office:value="2">
            <text:p>2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/>
          <table:table-cell table:formula="of:=[.B19]*[.C19]" office:value-type="float" office:value="0.13">
            <text:p>0.13</text:p>
          </table:table-cell>
          <table:table-cell table:formula="of:=[.D19]*[.B19]" office:value-type="float" office:value="0.08">
            <text:p>0.08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2">
          <table:table-cell office:value-type="string">
            <text:p>4.7 micro inductor</text:p>
          </table:table-cell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142">
            <text:p>0.142</text:p>
          </table:table-cell>
          <table:table-cell/>
          <table:table-cell table:formula="of:=[.B20]*[.C20]" office:value-type="float" office:value="0.24">
            <text:p>0.24</text:p>
          </table:table-cell>
          <table:table-cell table:formula="of:=[.D20]*[.B20]" office:value-type="float" office:value="0.142">
            <text:p>0.142</text:p>
          </table:table-cell>
          <table:table-cell office:value-type="string">
            <text:p>http://www2.mouser.com/ProductDetail/Panasonic/ELG-TEA4R7NA/?qs=%2fha2pyFadui6oX559EzFj6uol00bEu1jWXRn32NwjYfuHxQLjRTVvg%3d%3d</text:p>
          </table:table-cell>
          <table:table-cell table:number-columns-repeated="2"/>
        </table:table-row>
        <table:table-row table:style-name="ro1">
          <table:table-cell office:value-type="string">
            <text:p>1MO resistor</text:p>
          </table:table-cell>
          <table:table-cell office:value-type="float" office:value="1">
            <text:p>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21]*[.C21]" office:value-type="float" office:value="0.207">
            <text:p>0.207</text:p>
          </table:table-cell>
          <table:table-cell table:formula="of:=[.D21]*[.B21]" office:value-type="float" office:value="0.142">
            <text:p>0.142</text:p>
          </table:table-cell>
          <table:table-cell office:value-type="string">
            <text:p>http://www2.mouser.com/ProductDetail/Welwyn-Components-TT-electronics/PCF0805R-1M0BT1/?qs=sGAEpiMZZMtlubZbdhIBIIu1V%252b3wZrAJg%2f8ywdSL82E%3d</text:p>
          </table:table-cell>
          <table:table-cell table:number-columns-repeated="2"/>
        </table:table-row>
        <table:table-row table:style-name="ro2">
          <table:table-cell office:value-type="string">
            <text:p>220k resistor</text:p>
          </table:table-cell>
          <table:table-cell office:value-type="float" office:value="1">
            <text:p>1</text:p>
          </table:table-cell>
          <table:table-cell office:value-type="float" office:value="0.469">
            <text:p>0.469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22]*[.C22]" office:value-type="float" office:value="0.469">
            <text:p>0.469</text:p>
          </table:table-cell>
          <table:table-cell table:formula="of:=[.D22]*[.B22]" office:value-type="float" office:value="0.095">
            <text:p>0.095</text:p>
          </table:table-cell>
          <table:table-cell office:value-type="string">
            <text:p>http://www2.mouser.com/ProductDetail/Panasonic/ERA-6AEB224V/?qs=%2fha2pyFaduiamcDwRD0o%252bYJhgLaV3%2fuwOOabxLXz%252bEIYqyPqknucm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3]*[.C23]" office:value-type="float" office:value="0">
            <text:p>0</text:p>
          </table:table-cell>
          <table:table-cell table:formula="of:=[.D23]*[.B2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hift register</text:p>
          </table:table-cell>
          <table:table-cell table:number-columns-repeated="3"/>
          <table:table-cell/>
          <table:table-cell table:formula="of:=[.B24]*[.C24]" office:value-type="float" office:value="0">
            <text:p>0</text:p>
          </table:table-cell>
          <table:table-cell table:formula="of:=[.D24]*[.B24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25]*[.C25]" office:value-type="float" office:value="0.153">
            <text:p>0.153</text:p>
          </table:table-cell>
          <table:table-cell table:formula="of:=[.D25]*[.B25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2">
          <table:table-cell office:value-type="string">
            <text:p>MC74HC164ADTR2G</text:p>
          </table:table-cell>
          <table:table-cell office:value-type="float" office:value="1">
            <text:p>1</text:p>
          </table:table-cell>
          <table:table-cell office:value-type="float" office:value="0.447">
            <text:p>0.447</text:p>
          </table:table-cell>
          <table:table-cell office:value-type="float" office:value="0.166">
            <text:p>0.166</text:p>
          </table:table-cell>
          <table:table-cell/>
          <table:table-cell table:formula="of:=[.B26]*[.C26]" office:value-type="float" office:value="0.447">
            <text:p>0.447</text:p>
          </table:table-cell>
          <table:table-cell table:formula="of:=[.D26]*[.B26]" office:value-type="float" office:value="0.166">
            <text:p>0.166</text:p>
          </table:table-cell>
          <table:table-cell office:value-type="string">
            <text:p>http://www2.mouser.com/ProductDetail/ON-Semiconductor/MC74HC164ADTR2G/?qs=%2fha2pyFaduisW6FtbEGzeo8Fz6qJ9i1tcmVxpSnJhAmHAkwUxgephA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27]*[.C27]" office:value-type="float" office:value="0">
            <text:p>0</text:p>
          </table:table-cell>
          <table:table-cell table:formula="of:=[.D27]*[.B2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harge pump</text:p>
          </table:table-cell>
          <table:table-cell table:number-columns-repeated="3"/>
          <table:table-cell/>
          <table:table-cell table:formula="of:=[.B28]*[.C28]" office:value-type="float" office:value="0">
            <text:p>0</text:p>
          </table:table-cell>
          <table:table-cell table:formula="of:=[.D28]*[.B2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chotkey diode</text:p>
          </table:table-cell>
          <table:table-cell office:value-type="float" office:value="3">
            <text:p>3</text:p>
          </table:table-cell>
          <table:table-cell office:value-type="float" office:value="0.065">
            <text:p>0.065</text:p>
          </table:table-cell>
          <table:table-cell office:value-type="float" office:value="0.044">
            <text:p>0.044</text:p>
          </table:table-cell>
          <table:table-cell/>
          <table:table-cell table:formula="of:=[.B29]*[.C29]" office:value-type="float" office:value="0.195">
            <text:p>0.195</text:p>
          </table:table-cell>
          <table:table-cell table:formula="of:=[.D29]*[.B29]" office:value-type="float" office:value="0.132">
            <text:p>0.132</text:p>
          </table:table-cell>
          <table:table-cell office:value-type="string">
            <text:p>http://www2.mouser.com/ProductDetail/Vishay/BAT54WS-E3-18/?qs=%2fha2pyFadujYa6%252bLw4wfw21VItaXoGbhdCxOGpEfSj5Y0YXIwZq9PA%3d%3d</text:p>
          </table:table-cell>
          <table:table-cell table:number-columns-repeated="2"/>
        </table:table-row>
        <table:table-row table:style-name="ro2">
          <table:table-cell office:value-type="string">
            <text:p>1 micro capacitor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float" office:value="0.025">
            <text:p>0.025</text:p>
          </table:table-cell>
          <table:table-cell/>
          <table:table-cell table:formula="of:=[.B30]*[.C30]" office:value-type="float" office:value="0.044">
            <text:p>0.044</text:p>
          </table:table-cell>
          <table:table-cell table:formula="of:=[.D30]*[.B30]" office:value-type="float" office:value="0.025">
            <text:p>0.025</text:p>
          </table:table-cell>
          <table:table-cell office:value-type="string">
            <text:p>http://www2.mouser.com/ProductDetail/Murata/GRM188R61E105KA12D/?qs=%2fha2pyFaduhBNtsLpLyKa2GJf5d5s4haVzY1%2fSg4BS%2fnTr%2f7l0oLwA%3d%3d</text:p>
          </table:table-cell>
          <table:table-cell table:number-columns-repeated="2"/>
        </table:table-row>
        <table:table-row table:style-name="ro2">
          <table:table-cell office:value-type="string">
            <text:p>2 micro capacitor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float" office:value="0.029">
            <text:p>0.029</text:p>
          </table:table-cell>
          <table:table-cell/>
          <table:table-cell table:formula="of:=[.B31]*[.C31]" office:value-type="float" office:value="0.024">
            <text:p>0.024</text:p>
          </table:table-cell>
          <table:table-cell table:formula="of:=[.D31]*[.B31]" office:value-type="float" office:value="0.058">
            <text:p>0.058</text:p>
          </table:table-cell>
          <table:table-cell office:value-type="string">
            <text:p>http://www2.mouser.com/ProductDetail/Taiyo-Yuden/JMK107BJ225KAHT/?qs=%2fha2pyFadugiI00QAdglGoXj5oRFCVMbCgm4iqj%252bAxnjbCTiCZPzRMnxmwhB52WG</text:p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/>
          <table:table-cell table:number-columns-repeated="2"/>
          <table:table-cell table:formula="of:=[.D32]*[.B3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uttons</text:p>
          </table:table-cell>
          <table:table-cell/>
          <table:table-cell/>
          <table:table-cell/>
          <table:table-cell table:number-columns-repeated="2"/>
          <table:table-cell table:formula="of:=[.D33]*[.B33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iodes</text:p>
          </table:table-cell>
          <table:table-cell office:value-type="float" office:value="4">
            <text:p>4</text:p>
          </table:table-cell>
          <table:table-cell office:value-type="float" office:value="0.065">
            <text:p>0.065</text:p>
          </table:table-cell>
          <table:table-cell office:value-type="float" office:value="0.044">
            <text:p>0.044</text:p>
          </table:table-cell>
          <table:table-cell/>
          <table:table-cell table:formula="of:=[.B34]*[.C34]" office:value-type="float" office:value="0.26">
            <text:p>0.26</text:p>
          </table:table-cell>
          <table:table-cell table:formula="of:=[.D34]*[.B34]" office:value-type="float" office:value="0.176">
            <text:p>0.176</text:p>
          </table:table-cell>
          <table:table-cell office:value-type="string">
            <text:p>http://www2.mouser.com/ProductDetail/Vishay-Semiconductors/BAT54WS-E3-18/?qs=sGAEpiMZZMtQ8nqTKtFS%2fD7QH7JJs%2flZ9YSVt88cA%2fQ%3d</text:p>
          </table:table-cell>
          <table:table-cell table:number-columns-repeated="2"/>
        </table:table-row>
        <table:table-row table:style-name="ro2">
          <table:table-cell office:value-type="string">
            <text:p>pushbuttons</text:p>
          </table:table-cell>
          <table:table-cell office:value-type="float" office:value="5">
            <text:p>5</text:p>
          </table:table-cell>
          <table:table-cell office:value-type="float" office:value="0.348">
            <text:p>0.348</text:p>
          </table:table-cell>
          <table:table-cell office:value-type="float" office:value="0.269">
            <text:p>0.269</text:p>
          </table:table-cell>
          <table:table-cell/>
          <table:table-cell table:formula="of:=[.B35]*[.C35]" office:value-type="float" office:value="1.74">
            <text:p>1.74</text:p>
          </table:table-cell>
          <table:table-cell table:formula="of:=[.D35]*[.B35]" office:value-type="float" office:value="1.345">
            <text:p>1.345</text:p>
          </table:table-cell>
          <table:table-cell office:value-type="string">
            <text:p>http://www2.mouser.com/ProductDetail/TE-Connectivity/1571634-2/?qs=%2fha2pyFadui2HzHiT1GcjLJGX5s1RLrmiOtkOC0QRmbWcn%2fKgC%252bE3Q%3d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36]*[.C36]" office:value-type="float" office:value="0">
            <text:p>0</text:p>
          </table:table-cell>
          <table:table-cell table:formula="of:=[.D36]*[.B3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attery</text:p>
          </table:table-cell>
          <table:table-cell table:number-columns-repeated="3"/>
          <table:table-cell/>
          <table:table-cell table:formula="of:=[.B37]*[.C37]" office:value-type="float" office:value="0">
            <text:p>0</text:p>
          </table:table-cell>
          <table:table-cell table:formula="of:=[.D37]*[.B37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ttery holder</text:p>
          </table:table-cell>
          <table:table-cell office:value-type="float" office:value="1">
            <text:p>1</text:p>
          </table:table-cell>
          <table:table-cell office:value-type="float" office:value="0.628">
            <text:p>0.628</text:p>
          </table:table-cell>
          <table:table-cell office:value-type="float" office:value="0.436">
            <text:p>0.436</text:p>
          </table:table-cell>
          <table:table-cell/>
          <table:table-cell table:formula="of:=[.B38]*[.C38]" office:value-type="float" office:value="0.628">
            <text:p>0.628</text:p>
          </table:table-cell>
          <table:table-cell table:formula="of:=[.D38]*[.B38]" office:value-type="float" office:value="0.436">
            <text:p>0.436</text:p>
          </table:table-cell>
          <table:table-cell office:value-type="string">
            <text:p>http://www2.mouser.com/ProductDetail/Eagle-Plastic-Devices/12BH412-GR/?qs=%2fha2pyFadujrxhvn1JiJTbiuYopzgCX01cokvNDZwis%3d</text:p>
          </table:table-cell>
          <table:table-cell table:number-columns-repeated="2"/>
        </table:table-row>
        <table:table-row table:style-name="ro2">
          <table:table-cell office:value-type="string">
            <text:p>AAA battery</text:p>
          </table:table-cell>
          <table:table-cell office:value-type="float" office:value="1">
            <text:p>1</text:p>
          </table:table-cell>
          <table:table-cell office:value-type="float" office:value="0.382">
            <text:p>0.382</text:p>
          </table:table-cell>
          <table:table-cell office:value-type="float" office:value="0.267">
            <text:p>0.267</text:p>
          </table:table-cell>
          <table:table-cell/>
          <table:table-cell table:formula="of:=[.B39]*[.C39]" office:value-type="float" office:value="0.382">
            <text:p>0.382</text:p>
          </table:table-cell>
          <table:table-cell table:formula="of:=[.D39]*[.B39]" office:value-type="float" office:value="0.267">
            <text:p>0.267</text:p>
          </table:table-cell>
          <table:table-cell office:value-type="string">
            <text:p>http://www2.mouser.com/ProductDetail/Panasonic-Battery/LR03XWA-B2/?qs=sGAEpiMZZMvWbzBWipm%252bdf%2fkqOlPMDa7fOA2wKk%252b0Wg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40]*[.C40]" office:value-type="float" office:value="0">
            <text:p>0</text:p>
          </table:table-cell>
          <table:table-cell table:formula="of:=[.D40]*[.B4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Filters</text:p>
          </table:table-cell>
          <table:table-cell table:number-columns-repeated="3"/>
          <table:table-cell/>
          <table:table-cell table:formula="of:=[.B41]*[.C41]" office:value-type="float" office:value="0">
            <text:p>0</text:p>
          </table:table-cell>
          <table:table-cell table:formula="of:=[.D41]*[.B41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ND #8 filter (2x ND4 1cm x 1cm)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n buy large sheets for very little, individual pieces <text:span text:style-name="T1">will cost virtually nothing</text:span></text:p>
          </table:table-cell>
          <table:table-cell table:formula="of:=[.B42]*[.C42]" office:value-type="float" office:value="0">
            <text:p>0</text:p>
          </table:table-cell>
          <table:table-cell table:formula="of:=[.D42]*[.B42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IR cut-off filter</text:p>
          </table:table-cell>
          <table:table-cell office:value-type="float" office:value="1">
            <text:p>1</text:p>
          </table:table-cell>
          <table:table-cell table:number-columns-repeated="2" office:value-type="float" office:value="0.45">
            <text:p>0.45</text:p>
          </table:table-cell>
          <table:table-cell office:value-type="string">
            <text:p>For 1000</text:p>
          </table:table-cell>
          <table:table-cell table:formula="of:=[.B43]*[.C43]" office:value-type="float" office:value="0.45">
            <text:p>0.45</text:p>
          </table:table-cell>
          <table:table-cell table:formula="of:=[.D43]*[.B43]" office:value-type="float" office:value="0.45">
            <text:p>0.45</text:p>
          </table:table-cell>
          <table:table-cell office:value-type="string">
            <text:p>http://www.bhphotovideo.com/c/product/102762-REG/LEE_Filters_87P3_3x3_Infra_Red_87.html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44]*[.C44]" office:value-type="float" office:value="0">
            <text:p>0</text:p>
          </table:table-cell>
          <table:table-cell table:formula="of:=[.D44]*[.B4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MOSFETs</text:p>
          </table:table-cell>
          <table:table-cell table:number-columns-repeated="3"/>
          <table:table-cell/>
          <table:table-cell table:formula="of:=[.B45]*[.C45]" office:value-type="float" office:value="0">
            <text:p>0</text:p>
          </table:table-cell>
          <table:table-cell table:formula="of:=[.D45]*[.B45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N-channel</text:p>
          </table:table-cell>
          <table:table-cell office:value-type="float" office:value="9">
            <text:p>9</text:p>
          </table:table-cell>
          <table:table-cell office:value-type="float" office:value="0.142">
            <text:p>0.142</text:p>
          </table:table-cell>
          <table:table-cell office:value-type="float" office:value="0.03">
            <text:p>0.03</text:p>
          </table:table-cell>
          <table:table-cell office:value-type="string">
            <text:p>For 1000</text:p>
          </table:table-cell>
          <table:table-cell table:formula="of:=[.B46]*[.C46]" office:value-type="float" office:value="1.278">
            <text:p>1.278</text:p>
          </table:table-cell>
          <table:table-cell table:formula="of:=[.D46]*[.B46]" office:value-type="float" office:value="0.27">
            <text:p>0.27</text:p>
          </table:table-cell>
          <table:table-cell office:value-type="string">
            <text:p>http://www2.mouser.com/ProductDetail/NXP-Semiconductors/2N7002P215/?qs=sGAEpiMZZMshyDBzk1%2fWiwlkuHBjkY0VABoRtOXvjlU%3d</text:p>
          </table:table-cell>
          <table:table-cell table:number-columns-repeated="2"/>
        </table:table-row>
        <table:table-row table:style-name="ro2">
          <table:table-cell office:value-type="string">
            <text:p>P-channel</text:p>
          </table:table-cell>
          <table:table-cell office:value-type="float" office:value="2">
            <text:p>2</text:p>
          </table:table-cell>
          <table:table-cell office:value-type="float" office:value="0.109">
            <text:p>0.109</text:p>
          </table:table-cell>
          <table:table-cell office:value-type="float" office:value="0.06">
            <text:p>0.06</text:p>
          </table:table-cell>
          <table:table-cell/>
          <table:table-cell table:formula="of:=[.B47]*[.C47]" office:value-type="float" office:value="0.218">
            <text:p>0.218</text:p>
          </table:table-cell>
          <table:table-cell table:formula="of:=[.D47]*[.B47]" office:value-type="float" office:value="0.12">
            <text:p>0.12</text:p>
          </table:table-cell>
          <table:table-cell office:value-type="string">
            <text:p>http://www2.mouser.com/ProductDetail/NXP-Semiconductors/BSS84215/?qs=sGAEpiMZZMshyDBzk1%2fWi9tVkC2LaBCddGEsdvajAhM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48]*[.C48]" office:value-type="float" office:value="0">
            <text:p>0</text:p>
          </table:table-cell>
          <table:table-cell table:formula="of:=[.D48]*[.B4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creen</text:p>
          </table:table-cell>
          <table:table-cell table:number-columns-repeated="3"/>
          <table:table-cell/>
          <table:table-cell table:formula="of:=[.B49]*[.C49]" office:value-type="float" office:value="0">
            <text:p>0</text:p>
          </table:table-cell>
          <table:table-cell table:formula="of:=[.D49]*[.B49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28x64 OLED</text:p>
          </table:table-cell>
          <table:table-cell office:value-type="float" office:value="1">
            <text:p>1</text:p>
          </table:table-cell>
          <table:table-cell office:value-type="float" office:value="4.28">
            <text:p>4.28</text:p>
          </table:table-cell>
          <table:table-cell office:value-type="float" office:value="2.38">
            <text:p>2.38</text:p>
          </table:table-cell>
          <table:table-cell/>
          <table:table-cell table:formula="of:=[.B50]*[.C50]" office:value-type="float" office:value="4.28">
            <text:p>4.28</text:p>
          </table:table-cell>
          <table:table-cell table:formula="of:=[.D50]*[.B50]" office:value-type="float" office:value="2.38">
            <text:p>2.38</text:p>
          </table:table-cell>
          <table:table-cell office:value-type="string">
            <text:p>http://www.alibaba.com/product-detail/0-96-inch-Monochrome-OLED-display_1787176801.html</text:p>
          </table:table-cell>
          <table:table-cell table:number-columns-repeated="2"/>
        </table:table-row>
        <table:table-row table:style-name="ro2">
          <table:table-cell office:value-type="string">
            <text:p>536k resistor</text:p>
          </table:table-cell>
          <table:table-cell office:value-type="float" office:value="1">
            <text:p>1</text:p>
          </table:table-cell>
          <table:table-cell office:value-type="float" office:value="0.087">
            <text:p>0.087</text:p>
          </table:table-cell>
          <table:table-cell office:value-type="float" office:value="0.008">
            <text:p>0.008</text:p>
          </table:table-cell>
          <table:table-cell office:value-type="string">
            <text:p>1%,2012</text:p>
          </table:table-cell>
          <table:table-cell table:formula="of:=[.B51]*[.C51]" office:value-type="float" office:value="0.087">
            <text:p>0.087</text:p>
          </table:table-cell>
          <table:table-cell table:formula="of:=[.D51]*[.B51]" office:value-type="float" office:value="0.008">
            <text:p>0.008</text:p>
          </table:table-cell>
          <table:table-cell office:value-type="string">
            <text:p>http://www2.mouser.com/ProductDetail/KOA-Speer/RK73H2ATTD5363F/?qs=sGAEpiMZZMtlubZbdhIBIIQGxjApjiN5XYyE1KHVJNI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52]*[.C52]" office:value-type="float" office:value="0">
            <text:p>0</text:p>
          </table:table-cell>
          <table:table-cell table:formula="of:=[.D52]*[.B5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Pullup/down resistors</text:p>
          </table:table-cell>
          <table:table-cell table:number-columns-repeated="3"/>
          <table:table-cell/>
          <table:table-cell table:formula="of:=[.B53]*[.C53]" office:value-type="float" office:value="0">
            <text:p>0</text:p>
          </table:table-cell>
          <table:table-cell table:formula="of:=[.D53]*[.B53]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10k resistor</text:p>
          </table:table-cell>
          <table:table-cell office:value-type="float" office:value="2">
            <text:p>2</text:p>
          </table:table-cell>
          <table:table-cell office:value-type="float" office:value="0.087">
            <text:p>0.087</text:p>
          </table:table-cell>
          <table:table-cell office:value-type="float" office:value="0.007">
            <text:p>0.007</text:p>
          </table:table-cell>
          <table:table-cell office:value-type="string">
            <text:p>1%,2012</text:p>
          </table:table-cell>
          <table:table-cell table:formula="of:=[.B54]*[.C54]" office:value-type="float" office:value="0.174">
            <text:p>0.174</text:p>
          </table:table-cell>
          <table:table-cell table:formula="of:=[.D54]*[.B54]" office:value-type="float" office:value="0.014">
            <text:p>0.014</text:p>
          </table:table-cell>
          <table:table-cell office:value-type="string">
            <text:p>http://www2.mouser.com/ProductDetail/KOA-Speer/RK73B2ATTD103J/?qs=sGAEpiMZZMtlubZbdhIBIPowtXE6YgVjotN5F%2fUwbfE%3d</text:p>
          </table:table-cell>
          <table:table-cell table:number-columns-repeated="2"/>
        </table:table-row>
        <table:table-row table:style-name="ro1">
          <table:table-cell/>
          <table:table-cell table:number-columns-repeated="3"/>
          <table:table-cell/>
          <table:table-cell table:formula="of:=[.B55]*[.C55]" office:value-type="float" office:value="0">
            <text:p>0</text:p>
          </table:table-cell>
          <table:table-cell table:formula="of:=[.D55]*[.B55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3"/>
          <table:table-cell/>
          <table:table-cell table:formula="of:=[.B56]*[.C56]" office:value-type="float" office:value="0">
            <text:p>0</text:p>
          </table:table-cell>
          <table:table-cell table:formula="of:=[.D56]*[.B56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/>
          <table:table-cell/>
          <table:table-cell/>
          <table:table-cell table:number-columns-repeated="2"/>
          <table:table-cell table:formula="of:=[.D57]*[.B5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Total 1</text:p>
          </table:table-cell>
          <table:table-cell table:formula="of:=SUM([.F2:.F1001])" office:value-type="float" office:value="22.43">
            <text:p>22.43</text:p>
          </table:table-cell>
        </table:table-row>
        <table:table-row table:style-name="ro1">
          <table:table-cell table:number-columns-repeated="8"/>
          <table:table-cell office:value-type="string">
            <text:p>Total 100</text:p>
          </table:table-cell>
          <table:table-cell table:formula="of:=SUM([.G2:.G1001])" office:value-type="float" office:value="12.422">
            <text:p>12.422</text:p>
          </table:table-cell>
        </table:table-row>
        <table:table-row table:style-name="ro1" table:number-rows-repeated="104851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 style:data-style-name="N2" text:time-value="0000-00-00T11:09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09:03:08</meta:creation-date>
    <dc:date>2014-08-18T13:05:11</dc:date>
    <meta:editing-duration>P3DT15H13M41S</meta:editing-duration>
    <meta:editing-cycles>50</meta:editing-cycles>
    <meta:generator>LibreOffice/4.0.2.2$MacOSX_x86 LibreOffice_project/4c82dcdd6efcd48b1d8bba66bfe1989deee49c3</meta:generator>
    <meta:document-statistic meta:table-count="1" meta:cell-count="365" meta:object-count="0"/>
  </office:meta>
</office:document-meta>
</file>